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111" officeooo:paragraph-rsid="001ac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install scikit cuda,pycuda</text:p>
      <text:p text:style-name="P1"/>
      <text:p text:style-name="P1"/>
      <text:p text:style-name="P1">sudo apt update</text:p>
      <text:p text:style-name="P1">sudo apt install nvidia-cuda-toolkit</text:p>
      <text:p text:style-name="P1">nvcc –version</text:p>
      <text:p text:style-name="P1"/>
      <text:p text:style-name="P1">sudo apt install cuda</text:p>
      <text:p text:style-name="P1"/>
      <text:p text:style-name="P1"/>
      <text:p text:style-name="P1">install nvidia driver (newest version) from sofware and update app installed in Ubuntu</text:p>
      <text:p text:style-name="P1"/>
      <text:p text:style-name="P1">sudo apt-get install build-essential binutils gdb eclipsecdt</text:p>
      <text:p text:style-name="P1"/>
      <text:p text:style-name="P1">sudo apt-get install freeglut3 freeglut3-dev libxi-devlibxmu-dev</text:p>
      <text:p text:style-name="P1"/>
      <text:p text:style-name="P1">export PATH="/usr/local/cuda/bin:${PATH}”</text:p>
      <text:p text:style-name="P1">export LD_LIBRARY_PATH="/usr/local/cuda/lib64:{LD_LIBRARY_PATH}"</text:p>
      <text:p text:style-name="P1"/>
      <text:p text:style-name="P1"/>
      <text:p text:style-name="P1">pip3 install pycud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4:01:00.156960390</meta:creation-date>
    <dc:date>2020-09-27T14:09:51.393072629</dc:date>
    <meta:editing-duration>PT8M58S</meta:editing-duration>
    <meta:editing-cycles>1</meta:editing-cycles>
    <meta:document-statistic meta:table-count="0" meta:image-count="0" meta:object-count="0" meta:page-count="1" meta:paragraph-count="11" meta:word-count="51" meta:character-count="452" meta:non-whitespace-character-count="412"/>
    <meta:generator>LibreOffice/6.4.5.2$Linux_X86_64 LibreOffice_project/40$Build-2</meta:generator>
  </office:meta>
</office:document-meta>
</file>